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3a4d"/>
    </style:style>
    <style:style style:name="P2" style:family="paragraph" style:parent-style-name="Standard">
      <style:text-properties officeooo:paragraph-rsid="00199fe3"/>
    </style:style>
    <style:style style:name="T1" style:family="text">
      <style:text-properties officeooo:rsid="00199f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&lt;!DOCTYPE html PUBLIC "-//W3C//DTD XHTML 1.0 Transitional//EN" "http://www.w3.org/TR/xhtml1/DTD/xhtml1-transitional.dtd"&gt;</text:p>
      <text:p text:style-name="Standard">&lt;html xmlns="http://www.w3.org/1999/xhtml" xml:lang="en" lang="en"&gt;</text:p>
      <text:p text:style-name="P1">&lt;head&gt;</text:p>
      <text:p text:style-name="P1">&lt;title&gt;Storm Colloms&lt;/title&gt;</text:p>
      <text:p text:style-name="P1">&lt;meta charset="utf-8" /&gt;</text:p>
      <text:p text:style-name="P1">&lt;meta name="viewport" content="width=device-width,initial-scale=1,user-scalable=no" /&gt;</text:p>
      <text:p text:style-name="P1">&lt;meta name="description" content="astrophysicist among other things" /&gt;</text:p>
      <text:p text:style-name="P1">&lt;meta property="og:site_name" content="Storm Colloms" /&gt;</text:p>
      <text:p text:style-name="P1">&lt;meta property="og:title" content="Storm Colloms" /&gt;</text:p>
      <text:p text:style-name="P1">&lt;meta property="og:type" content="website" /&gt;</text:p>
      <text:p text:style-name="P1">&lt;meta property="og:description" content="astrophysicist among other things" /&gt;</text:p>
      <text:p text:style-name="P1">&lt;meta property="og:image" content="https://stormcolloms.carrd.co/assets/images/card.jpg?v=c64d5b3d" /&gt;</text:p>
      <text:p text:style-name="P1">&lt;meta property="og:image:type" content="image/jpeg" /&gt;</text:p>
      <text:p text:style-name="P1">&lt;meta property="og:image:width" content="1280" /&gt;</text:p>
      <text:p text:style-name="P1">&lt;meta property="og:image:height" content="800" /&gt;</text:p>
      <text:p text:style-name="P1">&lt;meta property="og:url" content="https://stormcolloms.carrd.co" /&gt;</text:p>
      <text:p text:style-name="P1">&lt;meta property="twitter:card" content="summary_large_image" /&gt;</text:p>
      <text:p text:style-name="P1">&lt;link rel="canonical" href="https://stormcolloms.carrd.co" /&gt;</text:p>
      <text:p text:style-name="P1">&lt;link href="https://fonts.googleapis.com/css?family=Source+Code+Pro:400,400italic,700,700italic" rel="stylesheet" type="text/css" /&gt;</text:p>
      <text:p text:style-name="P1">&lt;style&gt;</text:p>
      <text:p text:style-name="P1"/>
      <text:p text:style-name="P1">html,body,div,span,applet,object,iframe,h1,h2,h3,h4,h5,h6,p,blockquote,pre,a,abbr,acronym,address,big,cite,code,del,dfn,em,img,ins,kbd,q,s,samp,small,strike,strong,sub,sup,tt,var,b,u,i,center,dl,dt,dd,ol,ul,li,fieldset,form,label,legend,table,caption,tbody,tfoot,thead,tr,th,td,article,aside,canvas,details,embed,figure,figcaption,footer,header,hgroup,menu,nav,output,ruby,section,summary,time,mark,audio,video{</text:p>
      <text:p text:style-name="P1">margin:0;padding:0;border:0;font-size:100%;font:inherit;vertical-align:baseline;}</text:p>
      <text:p text:style-name="P1"/>
      <text:p text:style-name="P1">article,aside,details,figcaption,figure,footer,header,hgroup,menu,nav,section{display:block;}</text:p>
      <text:p text:style-name="P1"/>
      <text:p text:style-name="P1">body{line-height:1;}</text:p>
      <text:p text:style-name="P1"/>
      <text:p text:style-name="P1">ol,ul{list-style:none;}</text:p>
      <text:p text:style-name="P1"/>
      <text:p text:style-name="P1">blockquote,q{quotes:none;}</text:p>
      <text:p text:style-name="P1"/>
      <text:p text:style-name="P1">blockquote:before,blockquote:after,q:before,q:after{content:'';content:none;}</text:p>
      <text:p text:style-name="P1"/>
      <text:p text:style-name="P1">table{border-collapse:collapse;border-spacing:0;}</text:p>
      <text:p text:style-name="P1"/>
      <text:p text:style-name="P1">body{-webkit-text-size-adjust:none}</text:p>
      <text:p text:style-name="P1"/>
      <text:p text:style-name="P1">mark{background-color:transparent;color:inherit}</text:p>
      <text:p text:style-name="P1">input::-moz-focus-inner{border:0;padding:0}</text:p>
      <text:p text:style-name="P1">input[type="text"],input[type="email"],select,textarea{-moz-appearance:none;-webkit-appearance:none;-ms-appearance:none;appearance:none}*, *:before, *:after {box-sizing: border-box;}</text:p>
      <text:p text:style-name="P1"><text:soft-page-break/></text:p>
      <text:p text:style-name="P1">body {min-width: 320px;min-height: var(--viewport-height);line-height: 1.0;word-wrap: break-word;overflow-x: hidden;}</text:p>
      <text:p text:style-name="P1"/>
      <text:p text:style-name="P1">body:before {content: '';display: block;position: fixed;top: 0;left: 0;width: 100vw;height: var(--background-height);z-index: 0;pointer-events: none;transform: scale(1);background-attachment: scroll;background-image: linear-gradient(to top, rgba(0,0,0,0.349), rgba(0,0,0,0.349)), url('bg.jpg');background-position: 0% 0%, center;background-repeat: repeat, no-repeat;background-size: auto, cover;background-color: #FFFFFF;}</text:p>
      <text:p text:style-name="P1"/>
      <text:p text:style-name="P1">body:after {display: block;content: '';position: fixed;top: 0;left: 0;width: 100%;height: 100%;background-color: #000000;z-index: 1;opacity: 0;visibility: hidden;transition: opacity 1s ease-in-out 0s, visibility 1s 0s;transform: scale(1);}body.is-loading:after {opacity: 1;visibility: visible;}</text:p>
      <text:p text:style-name="P1"/>
      <text:p text:style-name="P1">:root {--site-language-direction: ltr;--site-language-alignment: left;--viewport-height: 100vh;--background-height: 100vh;}</text:p>
      <text:p text:style-name="P1"/>
      <text:p text:style-name="P1">html {font-size: 18pt;}</text:p>
      <text:p text:style-name="P1"/>
      <text:p text:style-name="P1">u {text-decoration: underline;}</text:p>
      <text:p text:style-name="P1"/>
      <text:p text:style-name="P1">strong {color: inherit;font-weight: bolder;}</text:p>
      <text:p text:style-name="P1"/>
      <text:p text:style-name="P1">em {font-style: italic;}</text:p>
      <text:p text:style-name="P1"/>
      <text:p text:style-name="P1">code {font-family: 'Lucida Console', 'Courier New', monospace;font-weight: normal;text-indent: 0;letter-spacing: 0;font-size: 0.9em;margin: 0 0.25em;padding: 0.25em 0.5em;background-color: rgba(144,144,144,0.25);border-radius: 0.25em;}</text:p>
      <text:p text:style-name="P1"/>
      <text:p text:style-name="P1">mark {background-color: rgba(144,144,144,0.25);}</text:p>
      <text:p text:style-name="P1"/>
      <text:p text:style-name="P1">s {text-decoration: line-through;}</text:p>
      <text:p text:style-name="P1"/>
      <text:p text:style-name="P1">a {color: inherit;text-decoration: underline;transition: color 0.25s ease;}</text:p>
      <text:p text:style-name="P1"/>
      <text:p text:style-name="P1">#wrapper {-webkit-overflow-scrolling: touch;display: flex;flex-direction: column;align-items: flex-start;justify-content: center;min-height: var(--viewport-height);position: relative;z-index: 2;overflow: hidden;}</text:p>
      <text:p text:style-name="P1"/>
      <text:p text:style-name="P1">#main {display: flex;position: relative;max-width: 100%;z-index: 1;align-items: center;justify-content: center;flex-grow: 0;flex-shrink: 0;text-align: left;transition: opacity 1s ease 0s,transform 1s ease 0s;}</text:p>
      <text:p text:style-name="P1"/>
      <text:p text:style-name="P1">#main &gt; .inner {position: relative;z-index: 1;border-radius: inherit;padding: 5rem 4rem;max-width: 100%;width: 48rem;}</text:p>
      <text:p text:style-name="P1"/>
      <text:p text:style-name="P1">#main &gt; .inner &gt; header {margin-bottom: 1.375rem;}</text:p>
      <text:p text:style-name="P1"/>
      <text:p text:style-name="P1">#main &gt; .inner &gt; footer {margin-top: 1.375rem;border-bottom-left-radius: inherit;border-bottom-right-radius: inherit;}</text:p>
      <text:p text:style-name="P1"/>
      <text:p text:style-name="P1"><text:soft-page-break/>#main &gt; .inner &gt; * &gt; * {margin-top: 1.375rem;margin-bottom: 1.375rem;}</text:p>
      <text:p text:style-name="P1"/>
      <text:p text:style-name="P1">#main &gt; .inner &gt; * &gt; :first-child {margin-top: 0 !important;}</text:p>
      <text:p text:style-name="P1"/>
      <text:p text:style-name="P1">#main &gt; .inner &gt; * &gt; :last-child {margin-bottom: 0 !important;}</text:p>
      <text:p text:style-name="P1"/>
      <text:p text:style-name="P1">#main &gt; .inner &gt; .full {margin-left: calc(-4rem);width: calc(100% + 8rem + 0.4725px);max-width: calc(100% + 8rem + 0.4725px);}</text:p>
      <text:p text:style-name="P1"/>
      <text:p text:style-name="P1">#main &gt; .inner &gt; .full:first-child {margin-top: -5rem !important;border-top-left-radius: inherit;border-top-right-radius: inherit;}</text:p>
      <text:p text:style-name="P1"/>
      <text:p text:style-name="P1">#main &gt; .inner &gt; .full:last-child {margin-bottom: -5rem !important;border-bottom-left-radius: inherit;border-bottom-right-radius: inherit;}</text:p>
      <text:p text:style-name="P1"/>
      <text:p text:style-name="P1">#main &gt; .inner &gt; .full.screen {width: 100vw;max-width: 100vw;position: relative;border-radius: 0 !important;left: 0;right: auto;margin-left: calc(-4rem);}</text:p>
      <text:p text:style-name="P1"/>
      <text:p text:style-name="P1">#main &gt; .inner &gt; * &gt; .full {margin-left: calc(-4rem);width: calc(100% + 8rem + 0.4725px);max-width: calc(100% + 8rem + 0.4725px);}</text:p>
      <text:p text:style-name="P1"/>
      <text:p text:style-name="P1">#main &gt; .inner &gt; * &gt; .full.screen {width: 100vw;max-width: 100vw;position: relative;border-radius: 0 !important;left: 0;right: auto;margin-left: calc(-4rem);}</text:p>
      <text:p text:style-name="P1"/>
      <text:p text:style-name="P1">#main &gt; .inner &gt; footer &gt; .full:last-child {margin-bottom: -5rem !important;border-bottom-left-radius: inherit;border-bottom-right-radius: inherit;}</text:p>
      <text:p text:style-name="P1"/>
      <text:p text:style-name="P1">#main &gt; .inner &gt; .active &gt; .full:first-child {margin-top: -5rem !important;border-top-left-radius: inherit;border-top-right-radius: inherit;}</text:p>
      <text:p text:style-name="P1"/>
      <text:p text:style-name="P1">#main &gt; .inner &gt; .active {border-top-left-radius: inherit;border-top-right-radius: inherit;}body.is-loading #main {opacity: 0;transform: translateX(-1.6875rem);}</text:p>
      <text:p text:style-name="P1"/>
      <text:p text:style-name="P1">#main &gt; .inner &gt; section &gt; * {transition: opacity 1s ease-in-out 0s;}</text:p>
      <text:p text:style-name="P1"/>
      <text:p text:style-name="P1">body.is-loading #main &gt; .inner &gt; section &gt; * {opacity: 0;}</text:p>
      <text:p text:style-name="P1"/>
      <text:p text:style-name="P1">#main &gt; .inner &gt; section &gt; :nth-child(2) {transition-delay: 0.125s;}</text:p>
      <text:p text:style-name="P1"/>
      <text:p text:style-name="P1">#main &gt; .inner &gt; section &gt; :nth-child(3) {transition-delay: 0.25s;}</text:p>
      <text:p text:style-name="P1"/>
      <text:p text:style-name="P1">#main &gt; .inner &gt; section &gt; :nth-child(4) {transition-delay: 0.375s;}</text:p>
      <text:p text:style-name="P1"/>
      <text:p text:style-name="P1">#main &gt; .inner &gt; section &gt; :nth-child(5) {transition-delay: 0.5s;}</text:p>
      <text:p text:style-name="P1"/>
      <text:p text:style-name="P1">#main &gt; .inner &gt; section &gt; :nth-child(6) {transition-delay: 0.625s;}</text:p>
      <text:p text:style-name="P1"/>
      <text:p text:style-name="P1">#main &gt; .inner &gt; section &gt; :nth-child(7) {transition-delay: 0.75s;}</text:p>
      <text:p text:style-name="P1"/>
      <text:p text:style-name="P1">#main &gt; .inner &gt; section &gt; :nth-child(8) {transition-delay: 0.875s;}</text:p>
      <text:p text:style-name="P1"/>
      <text:p text:style-name="P1">#main &gt; .inner &gt; section &gt; :nth-child(9) {transition-delay: 1s;}</text:p>
      <text:p text:style-name="P1"><text:soft-page-break/></text:p>
      <text:p text:style-name="P1">#main &gt; .inner &gt; section &gt; :nth-child(10) {transition-delay: 1.125s;}</text:p>
      <text:p text:style-name="P1"/>
      <text:p text:style-name="P1">#main &gt; .inner &gt; section &gt; :nth-child(11) {transition-delay: 1.25s;}</text:p>
      <text:p text:style-name="P1"/>
      <text:p text:style-name="P1">#main &gt; .inner &gt; section &gt; :nth-child(12) {transition-delay: 1.375s;}</text:p>
      <text:p text:style-name="P1"/>
      <text:p text:style-name="P1">#main &gt; .inner &gt; section &gt; :nth-child(13) {transition-delay: 1.5s;}</text:p>
      <text:p text:style-name="P1"/>
      <text:p text:style-name="P1">#main &gt; .inner &gt; section &gt; :nth-child(14) {transition-delay: 1.625s;}</text:p>
      <text:p text:style-name="P1"/>
      <text:p text:style-name="P1">#main &gt; .inner &gt; section &gt; :nth-child(15) {transition-delay: 1.75s;}</text:p>
      <text:p text:style-name="P1"/>
      <text:p text:style-name="P1">#main &gt; .inner &gt; section &gt; :nth-child(16) {transition-delay: 1.875s;}</text:p>
      <text:p text:style-name="P1"/>
      <text:p text:style-name="P1">#main &gt; .inner &gt; section &gt; :nth-child(17) {transition-delay: 2s;}</text:p>
      <text:p text:style-name="P1"/>
      <text:p text:style-name="P1">#main &gt; .inner &gt; section &gt; :nth-child(18) {transition-delay: 2.125s;}</text:p>
      <text:p text:style-name="P1"/>
      <text:p text:style-name="P1">#main &gt; .inner &gt; section &gt; :nth-child(19) {transition-delay: 2.25s;}</text:p>
      <text:p text:style-name="P1"/>
      <text:p text:style-name="P1">#main &gt; .inner &gt; header, #main &gt; .inner &gt; footer {transition: opacity 0.1875s ease-in-out 0.28125s,visibility 0.1875s linear 0.28125s;}</text:p>
      <text:p text:style-name="P1"/>
      <text:p text:style-name="P1">#main &gt; .inner &gt; header.hidden, #main &gt; .inner &gt; footer.hidden {transition: opacity 0.1875s ease-in-out,visibility 0.1875s;opacity: 0;visibility: hidden;}</text:p>
      <text:p text:style-name="P1"/>
      <text:p text:style-name="P1">#main &gt; .inner &gt; section {transition: opacity 0.375s ease-in-out 0.1875s,transform 0.375s ease-in-out 0.1875s,min-height 0.1875s ease-in-out,max-height 0.1875s ease-in-out;}</text:p>
      <text:p text:style-name="P1"/>
      <text:p text:style-name="P1">#main &gt; .inner &gt; section.inactive {transition: opacity 0.1875s ease-in-out,transform 0.1875s ease-in-out;opacity: 0;transform: scale(0.94375);}</text:p>
      <text:p text:style-name="P1"/>
      <text:p text:style-name="P1">body.is-instant #main, body.is-instant #main &gt; .inner &gt; *,body.is-instant #main &gt; .inner &gt; section &gt; * {transition: none !important;}</text:p>
      <text:p text:style-name="P1"/>
      <text:p text:style-name="P1">body.is-instant:after {display: none !important;transition: none !important;}</text:p>
      <text:p text:style-name="P1"/>
      <text:p text:style-name="P1">@keyframes loading-spinner {0% {transform: rotate(0deg);}</text:p>
      <text:p text:style-name="P1"/>
      <text:p text:style-name="P1">100% {transform: rotate(360deg);}}</text:p>
      <text:p text:style-name="P1"/>
      <text:p text:style-name="P1">.deferred:before {content: '';display: block;width: 4rem;height: 4rem;position: absolute;top: 50%;left: 50%;margin: -2rem 0 0 -2rem;animation: loading-spinner 1s infinite linear;transition: opacity 0.25s ease;transition-delay: 0.5s;opacity: 0;z-index: -1;background-image: url('data:image/svg+xml;base64,PHN2ZyB4bWxucz0iaHR0cDovL3d3dy53My5vcmcvMjAwMC9zdmciIHhtbG5zOnhsaW5rPSJodHRwOi8vd3d3LnczLm9yZy8xOTk5L3hsaW5rIiB3aWR0aD0iOTZweCIgaGVpZ2h0PSI5NnB4IiB2aWV3Qm94PSIwIDAgOTYgOTYiIHpvb21BbmRQYW49ImRpc2FibGUiPjxzdHlsZT5jaXJjbGUge2ZpbGw6IHRyYW5zcGFyZW50OyBzdHJva2U6ICNmZmY7IHN0cm9rZS13aWR0aDogMS41cHg7IH08L3N0eWxlPjxkZWZzPjxjbGlwUGF0aCBpZD0iY29ybmVyIj48cG9seWdvbiBwb2ludHM9IjAsMCA0OCwwIDQ4LDQ4IDk2LDQ4IDk2LDk2IDAsOTYiIC8+PC9jbGlwUGF0aD48L2RlZnM+PGcgY2xpcC1wYXRoPSJ1cmwoI2Nvcm5lcikiPjxjaXJjbG<text:soft-page-break/>UgY3g9IjQ4IiBjeT0iNDgiIHI9IjMyIi8+PC9nPjwvc3ZnPg==');background-position: center;background-repeat: no-repeat;background-size: 3rem;}</text:p>
      <text:p text:style-name="P1"/>
      <text:p text:style-name="P1">.deferred.loading:before {opacity: 0.35;z-index: 0;}</text:p>
      <text:p text:style-name="P1"/>
      <text:p text:style-name="P1">.image {position: relative;max-width: 100%;display: block;}</text:p>
      <text:p text:style-name="P1"/>
      <text:p text:style-name="P1">.image .frame {width: 100%;max-width: 100%;display: inline-block;vertical-align: top;overflow: hidden;-webkit-backface-visibility: hidden;-webkit-transform: translate3d(0, 0, 0);}</text:p>
      <text:p text:style-name="P1"/>
      <text:p text:style-name="P1">.image .frame img {width: inherit;max-width: 100%;vertical-align: top;border-radius: 0 !important;}</text:p>
      <text:p text:style-name="P1"/>
      <text:p text:style-name="P1">.image.full .frame {display: block;}</text:p>
      <text:p text:style-name="P1"/>
      <text:p text:style-name="P1">.image.full:first-child .frame {border-top-left-radius: inherit;border-top-right-radius: inherit;}</text:p>
      <text:p text:style-name="P1"/>
      <text:p text:style-name="P1">.image.full:last-child .frame {border-bottom-left-radius: inherit;border-bottom-right-radius: inherit;}</text:p>
      <text:p text:style-name="P1"/>
      <text:p text:style-name="P1">#image02 .frame {width: 17.125rem;}</text:p>
      <text:p text:style-name="P1"/>
      <text:p text:style-name="P1">#image02 .frame img {transition: transform 0.25s ease, filter 0.25s ease;}</text:p>
      <text:p text:style-name="P1"/>
      <text:p text:style-name="P1">#image02 .frame:hover img {transform: scale(1.1125);}</text:p>
      <text:p text:style-name="P1"/>
      <text:p text:style-name="P1">#image03 .frame {width: 17.125rem;}</text:p>
      <text:p text:style-name="P1"/>
      <text:p text:style-name="P1">#image03 .frame img {transition: transform 0.25s ease, filter 0.25s ease;}</text:p>
      <text:p text:style-name="P1"/>
      <text:p text:style-name="P1">#image03 .frame:hover img {transform: scale(1.1125);}</text:p>
      <text:p text:style-name="P1"/>
      <text:p text:style-name="P1">#image01 .frame {width: 17.125rem;}</text:p>
      <text:p text:style-name="P1"/>
      <text:p text:style-name="P1">#image01 .frame img {transition: transform 0.25s ease, filter 0.25s ease;}</text:p>
      <text:p text:style-name="P1"/>
      <text:p text:style-name="P1">#image01 .frame:hover img {transform: scale(1.1125);}</text:p>
      <text:p text:style-name="P1"/>
      <text:p text:style-name="P1">h1, h2, h3, p {direction: var(--site-language-direction);}h1 br + br, h2 br + br, h3 br + br, p br + br {display: block;content: ' ';}</text:p>
      <text:p text:style-name="P1"/>
      <text:p text:style-name="P1">h1 .li, h2 .li, h3 .li, p .li {display: list-item;padding-left: 0.5em;margin: 0.75em 0 0 1em;}</text:p>
      <text:p text:style-name="P1"/>
      <text:p text:style-name="P1">#text03 br + br {margin-top: 0.75rem;}</text:p>
      <text:p text:style-name="P1"/>
      <text:p text:style-name="P1">#text03 {color: #FFFFFF;font-family: 'Source Code Pro', monospace;font-size: 2.75em;line-height: 1.25;font-weight: 400;}</text:p>
      <text:p text:style-name="P1"/>
      <text:p text:style-name="P1">#text03 a {text-decoration: underline;}</text:p>
      <text:p text:style-name="P1"/>
      <text:p text:style-name="P1">#text03 a:hover {text-decoration: none;}</text:p>
      <text:p text:style-name="P1"/>
      <text:p text:style-name="P1"><text:soft-page-break/>#text04 br + br {margin-top: 1.05rem;}</text:p>
      <text:p text:style-name="P1"/>
      <text:p text:style-name="P1">#text04 {color: #FFFFFF;font-family: 'Source Code Pro', monospace;font-size: 1em;line-height: 1.75;font-weight: 400;}</text:p>
      <text:p text:style-name="P1"/>
      <text:p text:style-name="P1">#text04 a {text-decoration: underline;}</text:p>
      <text:p text:style-name="P1"/>
      <text:p text:style-name="P1">#text04 a:hover {text-decoration: none;}</text:p>
      <text:p text:style-name="P1"/>
      <text:p text:style-name="P1">#text05 br + br {margin-top: 0.825rem;}</text:p>
      <text:p text:style-name="P1"/>
      <text:p text:style-name="P1">#text05 {color: #FFFFFF;font-family: 'Source Code Pro', monospace;font-size: 1.5em;line-height: 1.375;font-weight: 400;}</text:p>
      <text:p text:style-name="P1"/>
      <text:p text:style-name="P1">#text05 a {text-decoration: underline;}</text:p>
      <text:p text:style-name="P1"/>
      <text:p text:style-name="P1">#text05 a:hover {text-decoration: none;}</text:p>
      <text:p text:style-name="P1"/>
      <text:p text:style-name="P1">#text06 br + br {margin-top: 1.05rem;}</text:p>
      <text:p text:style-name="P1"/>
      <text:p text:style-name="P1">#text06 {color: #FFFFFF;font-family: 'Source Code Pro', monospace;font-size: 1em;line-height: 1.75;font-weight: 400;}</text:p>
      <text:p text:style-name="P1"/>
      <text:p text:style-name="P1">#text06 a {text-decoration: underline;}</text:p>
      <text:p text:style-name="P1"/>
      <text:p text:style-name="P1">#text06 a:hover {text-decoration: none;}</text:p>
      <text:p text:style-name="P1"/>
      <text:p text:style-name="P1">#text01 br + br {margin-top: 0.825rem;}</text:p>
      <text:p text:style-name="P1"/>
      <text:p text:style-name="P1">#text01 {color: #FFFFFF;font-family: 'Source Code Pro', monospace;font-size: 1.5em;line-height: 1.375;font-weight: 400;}</text:p>
      <text:p text:style-name="P1"/>
      <text:p text:style-name="P1">#text01 a {text-decoration: underline;}</text:p>
      <text:p text:style-name="P1"/>
      <text:p text:style-name="P1">#text01 a:hover {text-decoration: none;}</text:p>
      <text:p text:style-name="P1"/>
      <text:p text:style-name="P1">#text02 br + br {margin-top: 1.05rem;}</text:p>
      <text:p text:style-name="P1"/>
      <text:p text:style-name="P1">#text02 {color: #FFFFFF;font-family: 'Source Code Pro', monospace;font-size: 1em;line-height: 1.75;font-weight: 400;}</text:p>
      <text:p text:style-name="P1"/>
      <text:p text:style-name="P1">#text02 a:hover {color: #A4A2E8;}</text:p>
      <text:p text:style-name="P1"/>
      <text:p text:style-name="P1">#text02 a {text-decoration: underline;}</text:p>
      <text:p text:style-name="P1"/>
      <text:p text:style-name="P1">.buttons {cursor: default;padding: 0;letter-spacing: 0;}</text:p>
      <text:p text:style-name="P1"/>
      <text:p text:style-name="P1">.buttons li a {align-items: center;justify-content: center;max-width: 100%;text-align: center;text-decoration: none;vertical-align: middle;white-space: nowrap;}</text:p>
      <text:p text:style-name="P1"/>
      <text:p text:style-name="P2">#buttons02 {width: calc(100% + 1.5rem);margin-left: -0.75rem;}</text:p>
      <text:p text:style-name="P2"><text:soft-page-break/>#buttons02 li {display: inline-block;vertical-align: middle;max-width: calc(100% - 1.5rem);margin: 0.75rem;}</text:p>
      <text:p text:style-name="P2"/>
      <text:p text:style-name="P2">#buttons02 li a {display: flex;width: auto;height: 3.125rem;line-height: 3.125rem;vertical-align: middle;padding: 0 1.5625rem;font-size: 1em;font-family: 'Source Code Pro', monospace;font-weight: 400;border-radius: 0rem;direction: var(--site-language-direction);transition: color 0.25s ease, background-color 0.25s ease, border-color 0.25s ease;}#buttons02 .button {color: #FFFFFF;border: solid 1px #FFFFFF;}#buttons02 .button:hover {color: #FF828A !important;border-color: #FF828A !important;}#buttons02 .n01 {color: #A4A2E8;}#buttons02 .n01:hover {color: #FFFFFF !important;border-color: #FFFFFF !important;}#buttons02 .n02 {color: #A4A2E8;}#buttons02 .n02:hover {color: #FFFFFF !important;border-color: #FFFFFF !important;}#buttons02 .n03 {color: #A4A2E8;}#buttons02 .n03:hover {color: #FFFFFF !important;border-color: #FFFFFF !important;}#buttons01 {width: calc(100% + 1.5rem);margin-left: -0.75rem;}#buttons01 li {display: inline-block;vertical-align: middle;max-width: calc(100% - 1.5rem);margin: 0.75rem;}#buttons01 li a {display: flex;width: auto;height: 2.5rem;line-height: 2.5rem;vertical-align: middle;padding: 0 1.25rem;font-size: 0.875em;font-family: 'Source Code Pro', monospace;font-weight: 400;border-radius: 0rem;direction: var(--site-language-direction);transition: color 0.25s ease, background-color 0.25s ease, border-color 0.25s ease;}#buttons01 .button {color: #FFFFFF;border: solid 1px #FFFFFF;}#buttons01 .button:hover {color: #A4A2E8 !important;border-color: #A4A2E8 !important;}#buttons04 {width: calc(100% + 1.5rem);margin-left: -0.75rem;}#buttons04 li {display: inline-block;vertical-align: middle;max-width: calc(100% - 1.5rem);margin: 0.75rem;}#buttons04 li a {display: flex;width: auto;height: 2.5rem;line-height: 2.5rem;vertical-align: middle;padding: 0 1.25rem;font-size: 0.875em;font-family: 'Source Code Pro', monospace;font-weight: 400;border-radius: 0rem;direction: var(--site-language-direction);transition: color 0.25s ease, background-color 0.25s ease, border-color 0.25s ease;}#buttons04 .button {color: #FFFFFF;border: solid 1px #FFFFFF;}#buttons04 .button:hover {color: #FF828A !important;border-color: #FF828A !important;}#buttons03 {width: calc(100% + 1.5rem);margin-left: -0.75rem;}#buttons03 li {display: inline-block;vertical-align: middle;max-width: calc(100% - 1.5rem);margin: 0.75rem;}#buttons03 li a {display: flex;width: auto;height: 2.5rem;line-height: 2.5rem;vertical-align: middle;padding: 0 1.25rem;font-size: 0.875em;font-family: 'Source Code Pro', monospace;font-weight: 400;border-radius: 0rem;direction: var(--site-language-direction);transition: color 0.25s ease, background-color 0.25s ease, border-color 0.25s ease;}#buttons03 .button {color: #FFFFFF;border: solid 1px #FFFFFF;}#buttons03 .button:hover {color: #FF828A !important;border-color: #FF828A !important;}#buttons03 .n01:hover {color: #A4A2E8 !important;border-color: #A4A2E8 !important;}#footer {margin-top: 1.375rem !important;}.icons {cursor: default;padding: 0;letter-spacing: 0;}.icons li {display: inline-block;vertical-align: middle;position: relative;z-index: 1;}.icons li a {display: flex;align-items: center;justify-content: center;}.icons li a svg {display: block;position: relative;}.icons li a + svg {display: block;position: absolute;top: 0;left: 0;width: 100%;height: 100%;z-index: -1;pointer-events: none;}.icons li a .label {display: none;}#icons01 {font-size: 1.5em;width: calc(100% + 1.375rem);margin-left: -0.6875rem;}#icons01 li {margin: 0.6875rem;}#icons01 li a {width: 1em;height: 1em;transition: color 0.25s ease, background-color 0.25s ease, border-color 0.25s ease;}#icons01 li a svg {width: 100%;height: 100%;transition: fill 0.25s ease;}#icons01 a svg {fill: #FFFFFF;}#icons01 a:hover svg {fill: #FF828A !important;}#icons01 li a + svg {transition: fill 0.25s ease, stroke 0.25s ease;}#icons01 .n01:hover svg {fill: #A4A2E8 !important;}.icc-credits {display: block;position: relative;transition-delay: 0s !important;opacity: 1 !important;}.icc-credits span {border-radius: 24px;cursor: pointer;display: inline-block;font-family: Arial, sans-serif;font-size: 12px;letter-spacing: 0;line-height: 1;position: relative;text-decoration: none;width: auto;}.icc-credits span a {display: inline-block;padding: 0.5em 0.375em;position: relative;text-decoration: none;transition: color 0.25s ease, transform 0.25s ease;z-index: 1;}.icc-credits span a:before {transition: opacity 0.25s ease;opacity: 1;content: '( ';}.icc-credits span a:after {transition: opacity 0.25s ease;opacity: 1;content: ' )';}.icc-credits span::after <text:soft-page-break/>{transition: opacity 0.25s ease, box-shadow 0.25s ease, transform 0.25s ease;content: '';display: block;position: absolute;top: -1px;left: -1px;width: calc(100% + 2px);height: calc(100% + 2px);background-image: linear-gradient(30deg, #A464A1 15%, #3B5DAD 85%);opacity: 0;pointer-events: none;border-radius: inherit;box-shadow: 0 0.25em 1.25em 0 rgba(0,0,0,0.25);}.icc-credits span:hover {text-transform: none !important;}.icc-credits span:hover a {color: #ffffff !important;transform: scale(1.1) translateY(-0.05rem);}.icc-credits span:hover a:before {opacity: 0;}.icc-credits span:hover a:after {opacity: 0;}.icc-credits span:hover::after {opacity: 1;transform: scale(1.1) translateY(-0.05rem);}#credits span {color: rgba(255,255,255,0.498);}@media (max-width: 1680px) {html {font-size: 13pt;}}@media (max-width: 1280px) {html {font-size: 13pt;}}@media (max-width: 980px) {html {font-size: 11pt;}}@media (max-width: 736px) {html {font-size: 11pt;}#main &gt; .inner {padding: 3.5rem 2rem;}#main &gt; .inner &gt; header {margin-bottom: 1.375rem;}#main &gt; .inner &gt; footer {margin-top: 1.375rem;}#main &gt; .inner &gt; * &gt; * {margin-top: 1.375rem;margin-bottom: 1.375rem;}#main &gt; .inner &gt; .full {margin-left: calc(-2rem);width: calc(100% + 4rem + 0.4725px);max-width: calc(100% + 4rem + 0.4725px);}#main &gt; .inner &gt; .full:first-child {margin-top: -3.5rem !important;}#main &gt; .inner &gt; .full:last-child {margin-bottom: -3.5rem !important;}#main &gt; .inner &gt; .full.screen {margin-left: calc(-2rem);}#main &gt; .inner &gt; * &gt; .full {margin-left: calc(-2rem);width: calc(100% + 4rem + 0.4725px);max-width: calc(100% + 4rem + 0.4725px);}#main &gt; .inner &gt; * &gt; .full.screen {margin-left: calc(-2rem);}#main &gt; .inner &gt; footer &gt; .full:last-child {margin-bottom: -3.5rem !important;}#main &gt; .inner &gt; .active &gt; .full:first-child {margin-top: -3.5rem !important;}#image02 .frame {width: 17.125rem;}#image03 .frame {width: 17.125rem;}#image01 .frame {width: 17.125rem;}#text03 {letter-spacing: 0rem;width: 100%;font-size: 2.75em;line-height: 1.25;}#text04 {letter-spacing: 0rem;width: 100%;font-size: 1em;line-height: 1.75;}#text05 {letter-spacing: 0rem;width: 100%;font-size: 1.5em;line-height: 1.375;}#text06 {letter-spacing: 0rem;width: 100%;font-size: 1em;line-height: 1.75;}#text01 {letter-spacing: 0rem;width: 100%;font-size: 1.5em;line-height: 1.375;}#text02 {letter-spacing: 0rem;width: 100%;font-size: 1em;line-height: 1.75;}#buttons02 li a {font-size: 1em;letter-spacing: 0rem;}#buttons01 li a {font-size: 0.875em;letter-spacing: 0rem;}#buttons04 li a {font-size: 0.875em;letter-spacing: 0rem;}#buttons03 li a {font-size: 0.875em;letter-spacing: 0rem;}#footer {margin-top: 1.03125rem !important;}#icons01 {font-size: 1.5em;width: calc(100% + 1.375rem);margin-left: -0.6875rem;}#icons01 li {margin: 0.6875rem;}}@media (max-width: 480px) {#main &gt; .inner &gt; header {margin-bottom: 1.203125rem;}#main &gt; .inner &gt; footer {margin-top: 1.203125rem;}#main &gt; .inner &gt; * &gt; * {margin-top: 1.203125rem;margin-bottom: 1.203125rem;}}@media (max-width: 360px) {#main &gt; .inner {padding: 2.625rem 1.5rem;}#main &gt; .inner &gt; header {margin-bottom: 1.03125rem;}#main &gt; .inner &gt; footer {margin-top: 1.03125rem;}#main</text:p>
      <text:p text:style-name="P2"><text:s/>&gt; .inner &gt; * &gt; * {margin-top: 1.03125rem;margin-bottom: 1.03125rem;}#main &gt; .inner &gt; .full {margin-left: calc(-1.5rem);width: calc(100% + 3rem + 0.4725px);max-width: calc(100% + 3rem + 0.4725px);}#main &gt; .inner &gt; .full:first-child {margin-top: -2.625rem !important;}#main &gt; .inner &gt; .full:last-child {margin-bottom: -2.625rem !important;}#main &gt; .inner &gt; .full.screen {margin-left: calc(-1.5rem);}#main &gt; .inner &gt; * &gt; .full {margin-left: calc(-1.5rem);width: calc(100% + 3rem + 0.4725px);max-width: calc(100% + 3rem + 0.4725px);}#main &gt; .inner &gt; * &gt; .full.screen {margin-left: calc(-1.5rem);}#main &gt; .inner &gt; footer &gt; .full:last-child {margin-bottom: -2.625rem !important;}#main &gt; .inner &gt; .active &gt; .full:first-child {margin-top: -2.625rem !important;}#text03 {font-size: 2em;}#text04 {font-size: 1em;}#text05 {font-size: 1.5em;}#text06 {font-size: 1em;}#text01 {font-size: 1.5em;}#text02 {font-size: 1em;}#buttons02 {width: calc(100% + 1.125rem);margin-left: -0.5625rem;}#buttons02 li {max-width: calc(100% - 1.125rem);margin: 0.5625rem;}#buttons01 {width: calc(100% + 1.125rem);margin-left: -0.5625rem;}#buttons01 li {max-width: calc(100% - 1.125rem);margin: 0.5625rem;}#buttons04 {width: calc(100% + 1.125rem);margin-left: -0.5625rem;}#buttons04 li {max-width: calc(100% - 1.125rem);margin: 0.5625rem;}#buttons03 {width: calc(100% + 1.125rem);margin-left: -0.5625rem;}#buttons03 li {max-width: calc(100% - 1.125rem);margin: 0.5625rem;}#icons01 {width: calc(100% + <text:soft-page-break/>1.03125rem);margin-left: -0.515625rem;}#icons01 li {margin: 0.515625rem;}}&lt;/style&gt;&lt;noscript&gt;&lt;style&gt;body {overflow: auto !important;}body:after {display: none !important;}#main &gt; .inner {opacity: 1.0 !important;}#main {opacity: 1.0 !important;transform: none !important;transition: none !important;filter: none !important;}#main &gt; .inner &gt; section {opacity: 1.0 !important;transform: none !important;transition: none !important;filter: none !important;}#main &gt; .inner &gt; section &gt; * {opacity: 1.0 !important;transform: none !important;transition: none !important;filter: none !important;}</text:p>
      <text:p text:style-name="P2">&lt;/style&gt;</text:p>
      <text:p text:style-name="P2"/>
      <text:p text:style-name="P2">&lt;/noscript&gt;</text:p>
      <text:p text:style-name="P2"/>
      <text:p text:style-name="P2">&lt;/head&gt;</text:p>
      <text:p text:style-name="P2">&lt;body class="is-loading"&gt;</text:p>
      <text:p text:style-name="P2">&lt;svg xmlns="http://www.w3.org/2000/svg" version="1.1" xmlns:xlink="http://www.w3.org/1999/xlink" viewBox="0 0 40 40" display="none" width="0" height="0"&gt;</text:p>
      <text:p text:style-name="P2">&lt;symbol id="icon-905" viewBox="0 0 40 40"&gt;</text:p>
      <text:p text:style-name="P2">&lt;path d="M36.3,10.2c-1,1.3-2.1,2.5-3.4,3.5c0,0.2,0,0.4,0,1c0,1.7-0.2,3.6-0.9,5.3c-0.6,1.7-1.2,3.5-2.4,5.1 c-1.1,1.5-2.3,3.1-3.7,4.3c-1.4,1.2-3.3,2.3-5.3,3c-2.1,0.8-4.2,1.2-6.6,1.2c-3.6,0-7-1-10.2-3c0.4,0,1.1,0.1,1.5,0.1 c3.1,0,5.9-1,8.2-2.9c-1.4,0-2.7-0.4-3.8-1.3c-1.2-1-1.9-2-2.2-3.3c0.4,0.1,1,0.1,1.2,0.1c0.6,0,1.2-0.1,1.7-0.2 c-1.4-0.3-2.7-1.1-3.7-2.3s-1.4-2.6-1.4-4.2v-0.1c1,0.6,2,0.9,3,0.9c-1-0.6-1.5-1.3-2.2-2.4c-0.6-1-0.9-2.1-0.9-3.3s0.3-2.3,1-3.4 c1.5,2.1,3.6,3.6,6,4.9s4.9,2,7.6,2.1c-0.1-0.6-0.1-1.1-0.1-1.4c0-1.8,0.8-3.5,2-4.7c1.2-1.2,2.9-2,4.7-2c2,0,3.6,0.8,4.8,2.1 c1.4-0.3,2.9-0.9,4.2-1.5c-0.4,1.5-1.4,2.7-2.9,3.6C33.8,11.2,35.1,10.9,36.3,10.2L36.3,10.2z"/&gt;</text:p>
      <text:p text:style-name="P2">&lt;/symbol&gt;&lt;/svg&gt;</text:p>
      <text:p text:style-name="P2"/>
      <text:p text:style-name="P2">&lt;div id="wrapper"&gt;</text:p>
      <text:p text:style-name="P2">&lt;div id="main"&gt;</text:p>
      <text:p text:style-name="P2">&lt;div class="inner"&gt;</text:p>
      <text:p text:style-name="P2">&lt;section id="home-section"&gt;</text:p>
      <text:p text:style-name="P2">&lt;div id="image02" class="image"&gt;</text:p>
      <text:p text:style-name="P2">&lt;span class="frame"&gt;</text:p>
      <text:p text:style-name="P2">&lt;img src="DSC07143~3.JPG" alt="the silhouette of storm from the shoulders up against the milky way on a long exposure shot" /&gt;&lt;/span&gt;</text:p>
      <text:p text:style-name="P2">&lt;/div&gt;</text:p>
      <text:p text:style-name="P2">&lt;h1 id="text03"&gt;Storm Colloms&lt;/h1&gt;</text:p>
      <text:p text:style-name="P2">&lt;h<text:span text:style-name="T1">3</text:span> id="text03"&gt;<text:span text:style-name="T1">they/them</text:span>&lt;/h<text:span text:style-name="T1">3</text:span>&gt;</text:p>
      <text:p text:style-name="P2">&lt;p id="text04"&gt;</text:p>
      <text:p text:style-name="P2">&lt;span&gt;Welcome! take a seat! I&amp;#39;m Storm, an astrophysicist in love with stars and how they twinkle, how things fall into each-other, and how spacetime bends.&lt;/span&gt;</text:p>
      <text:p text:style-name="P2">&lt;br /&gt; &lt;br /&gt; </text:p>
      <text:p text:style-name="P2"/>
      <text:p text:style-name="P2">&lt;span&gt;I am also fond of cats, shooting off to other sides of the world to learn and see and wander, and whatever creative pursuit is currently capturing my interests.&lt;/span&gt;</text:p>
      <text:p text:style-name="P2">&lt;br /&gt; &lt;br /&gt; </text:p>
      <text:p text:style-name="P2"/>
      <text:p text:style-name="P2">&lt;span&gt;Currently investigating how I can explore more astrophysics research, and I&amp;#39;d love to do a PhD in gravitational wave astrophysics/dynamical systems/other cool things I don&amp;#39;t know about yet!&lt;/span&gt;</text:p>
      <text:p text:style-name="P2"/>
      <text:p text:style-name="P2">&lt;br /&gt; &lt;br /&gt; </text:p>
      <text:p text:style-name="P2"><text:soft-page-break/>&lt;span&gt;In between that, i&amp;#39;m just figuring out how to be a person, how to collaborate, create, inspire, and tell stories! Keen on helping nice people stay in physics, always interested in EDI (equality, diversity and inclusion) efforts, and finding people who I can make academia a better place with.</text:p>
      <text:p text:style-name="P2"/>
      <text:p text:style-name="P2">&lt;/span&gt;&lt;/p&gt;</text:p>
      <text:p text:style-name="P2"/>
      <text:p text:style-name="P2">&lt;ul id="buttons02" class="buttons"&gt;</text:p>
      <text:p text:style-name="P2">&lt;li&gt;&lt;a href="#research" class="button n01"&gt;Research&lt;/a&gt;&lt;/li&gt;</text:p>
      <text:p text:style-name="P2">&lt;li&gt;&lt;a href="https://www2.ph.ed.ac.uk/~s1709423/CV.pdf" class="button n02"&gt;CV&lt;/a&gt;&lt;/li&gt;</text:p>
      <text:p text:style-name="P2">&lt;li&gt;&lt;a href="#contact" class="button n03"&gt;Contact&lt;/a&gt;&lt;/li&gt;&lt;/ul&gt;</text:p>
      <text:p text:style-name="P2"/>
      <text:p text:style-name="P2">&lt;div id="image03" class="image"&gt;&lt;span class="frame"&gt;&lt;img src="wizards2.png" alt="wizards" /&gt;&lt;/span&gt;&lt;/div&gt;</text:p>
      <text:p text:style-name="P2"/>
      <text:p text:style-name="P2">&lt;/section&gt;</text:p>
      <text:p text:style-name="P2"/>
      <text:p text:style-name="P2">&lt;section id="research-section"&gt;</text:p>
      <text:p text:style-name="P2">&lt;ul id="buttons01" class="buttons"&gt;</text:p>
      <text:p text:style-name="P2">&lt;li&gt;&lt;a href="#home" class="button n01"&gt;Back&lt;/a&gt;&lt;/li&gt;</text:p>
      <text:p text:style-name="P2">&lt;/ul&gt;</text:p>
      <text:p text:style-name="P2"/>
      <text:p text:style-name="P2">&lt;h2 id="text05"&gt;Research&lt;/h2&gt;</text:p>
      <text:p text:style-name="P2"/>
      <text:p text:style-name="P2">&lt;div id="image01" class="image"&gt;&lt;a href="https://svs.gsfc.nasa.gov/13326" class="frame deferred"&gt;&lt;img src="smbh.gif" data-src="smbh.gif" alt="a black hole accretion disk. the rear side of the disk and be seen bent round the curvature of the black hole" /&gt;&lt;/a&gt;&lt;/div&gt;</text:p>
      <text:p text:style-name="P2"/>
      <text:p text:style-name="P2">&lt;p id="text06"&gt;&lt;span&gt;&lt;u&gt;Master&amp;#39;s Project&lt;/u&gt; &lt;em&gt;(University of Edinburgh)&lt;/em&gt;&lt;/span&gt;&lt;br /&gt; </text:p>
      <text:p text:style-name="P2"/>
      <text:p text:style-name="P2">&lt;span&gt;Currently I am working on statistically analysing &lt;strong&gt;quasar variability&lt;/strong&gt;, and modelling this variability as shot noise. I will then compare these models to data from observations of thousands of objects, in attempt to understand the &lt;strong&gt;physical processes behind variability in super-massive black hole accretion disks&lt;/strong&gt;.&lt;/span&gt;&lt;br /&gt; &lt;br /&gt; </text:p>
      <text:p text:style-name="P2"/>
      <text:p text:style-name="P2">&lt;span&gt;&lt;u&gt;LIGO SURF 2021&lt;/u&gt; &lt;em&gt;(Caltech)&lt;/em&gt;&lt;/span&gt;&lt;br /&gt; &lt;span&gt;I worked on improving the search methods for finding &lt;strong&gt;gravitationally lensed gravitational waves&lt;/strong&gt;, where the curvature of spacetime can create &lt;strong&gt;multiple images of gravitational waves&lt;/strong&gt; from the most energetic events in the universe. The lensing can hide some of these signals behind the noisy data, and no credible lensed events have been found yet! I imposed a condition to constrain the search to the &lt;strong&gt;sky location&lt;/strong&gt; of a super-threshold event, as the &lt;strong&gt;images will come from approximately the same place in the sky&lt;/strong&gt;. My work still needs some testing, but once that gets done and implemented this could mean a lot for finding sub-threshold GW signals!&lt;/span&gt;&lt;br /&gt; &lt;br /&gt; </text:p>
      <text:p text:style-name="P2"/>
      <text:p text:style-name="P2">&lt;span&gt;&lt;u&gt;Other&lt;/u&gt;&lt;em&gt; (University of Edinburgh, University of Tokyo)&lt;/em&gt;&lt;/span&gt;&lt;br /&gt; &lt;span&gt;I have also looked at &lt;strong&gt;exoplanet transits&lt;/strong&gt; and identifying planetary mass objects using photometric analysis and other methods, and dynamical formation of planetary systems with tides using &lt;strong&gt;N-body code&lt;/strong&gt; motivated by the <text:span text:style-name="T1">anomaly</text:span> of all the observed hot jupiters!&lt;/span&gt;&lt;/p&gt;&lt;/section&gt;&lt;section id="about-section"&gt;</text:p>
      <text:p text:style-name="P2"/>
      <text:p text:style-name="P2"><text:soft-page-break/>&lt;ul id="buttons04" class="buttons"&gt;</text:p>
      <text:p text:style-name="P2">&lt;li&gt;&lt;a href="#home" class="button n01"&gt;Back&lt;/a&gt;&lt;/li&gt;&lt;/ul&gt;</text:p>
      <text:p text:style-name="P2">&lt;/section&gt;</text:p>
      <text:p text:style-name="P2"/>
      <text:p text:style-name="P2">&lt;section id="contact-section"&gt;</text:p>
      <text:p text:style-name="P2"/>
      <text:p text:style-name="P2">&lt;ul id="buttons03" class="buttons"&gt;</text:p>
      <text:p text:style-name="P2">&lt;li&gt;&lt;a href="#home" class="button n01"&gt;Back&lt;/a&gt;&lt;/li&gt;&lt;/ul&gt;</text:p>
      <text:p text:style-name="P2"/>
      <text:p text:style-name="P2">&lt;h2 id="text01"&gt;Contact&lt;/h2&gt;</text:p>
      <text:p text:style-name="P2">&lt;p id="text02"&gt;</text:p>
      <text:p text:style-name="P2"/>
      <text:p text:style-name="P2">&lt;a href="<text:a xlink:type="simple" xlink:href="mailto:stormcolloms@gmail.com" text:style-name="Internet_20_link" text:visited-style-name="Visited_20_Internet_20_Link">mailto:stormcolloms@gmail.com</text:a>"&gt;</text:p>
      <text:p text:style-name="P2">&lt;span class="__cf_email__" data-cfemail="7407001b0619171b18181b1907341319151d185a171b19"&gt;<text:a xlink:type="simple" xlink:href="mailto:stormcolloms@gmail.com" text:style-name="Internet_20_link" text:visited-style-name="Visited_20_Internet_20_Link">stormcolloms@gmail.com</text:a>&lt;/span&gt;&lt;/a&gt;</text:p>
      <text:p text:style-name="P2">&lt;/p&gt;</text:p>
      <text:p text:style-name="P2"/>
      <text:p text:style-name="P2">&lt;ul id="icons01" class="icons"&gt;</text:p>
      <text:p text:style-name="P2">&lt;li&gt;&lt;a class="n01" href="https://twitter.com/chirpmass"&gt;&lt;svg&gt;&lt;use xlink:href="#icon-905"&gt;&lt;/use&gt;&lt;/svg&gt;&lt;span class="label"&gt;Twitter&lt;/span&gt;&lt;/a&gt;</text:p>
      <text:p text:style-name="P2">&lt;/li&gt;&lt;/ul&gt;</text:p>
      <text:p text:style-name="P2">&lt;/section&gt;</text:p>
      <text:p text:style-name="P2"/>
      <text:p text:style-name="P2">&lt;footer id="footer"&gt;</text:p>
      <text:p text:style-name="P2">&lt;div id="credits" class="icc-credits"&gt;&lt;span&gt;&lt;a href="https://carrd.co/build?ref=auto"&gt;Made with Carrd&lt;/a&gt;&lt;/span&gt;&lt;/div&gt;</text:p>
      <text:p text:style-name="P2">&lt;/footer&gt;</text:p>
      <text:p text:style-name="P2">&lt;/div&gt;&lt;/div&gt;&lt;/div&gt;</text:p>
      <text:p text:style-name="P2"/>
      <text:p text:style-name="P2">&lt;script data-cfasync="false" src="/cdn-cgi/scripts/5c5dd728/cloudflare-static/email-decode.min.js"&gt;&lt;/script&gt;&lt;script&gt;(function() {var on = addEventListener,$ = function(q) { return document.querySelector(q) },$$ = function(q) { return document.querySelectorAll(q) },$body = document.body,$inner = $('.inner'),client = (function() {var o = {browser: 'other',browserVersion: 0,os: 'other',osVersion: 0,mobile: false,canUse: null},ua = navigator.userAgent,a, i;a = [['firefox', /Firefox\/([0-9\.]+)/],['edge', /Edge\/([0-9\.]+)/],['safari', /Version\/([0-9\.]+).+Safari/],['chrome', /Chrome\/([0-9\.]+)/],['chrome', /CriOS\/([0-9\.]+)/],['ie', /Trident\/.+rv:([0-9]+)/]];for (i=0; i &lt; a.length; i++) {if (ua.match(a[i][1])) {o.browser = a[i][0];o.browserVersion = parseFloat(RegExp.$1);break;}}a = [['ios', /([0-9_]+) like Mac OS X/, function(v) { return v.replace('_', '.').replace('_', ''); }],['ios', /CPU like Mac OS X/, function(v) { return 0 }],['ios', /iPad; CPU/, function(v) { return 0 }],['android', /Android ([0-9\.]+)/, null],['mac', /Macintosh.+Mac OS X ([0-9_]+)/, function(v) { return v.replace('_', '.').replace('_', ''); }],['windows', /Windows NT ([0-9\.]+)/, null],['undefined', /Undefined/, null],];for (i=0; i &lt; a.length; i++) {if (ua.match(a[i][1])) {o.os = a[i][0];o.osVersion = parseFloat( a[i][2] ? (a[i][2])(RegExp.$1) : RegExp.$1 );break;}}if (o.os == 'mac'&amp;&amp; ('ontouchstart' in window)&amp;&amp; ((screen.width == 1024 &amp;&amp; screen.height == 1366)|| (screen.width == 834 &amp;&amp; screen.height == 1112)|| (screen.width == 810 &amp;&amp; screen.height == 1080)|| (screen.width == 768 &amp;&amp; screen.height == 1024)))o.os = 'ios';o.mobile = (o.os == 'android' || o.os == 'ios');var _canUse = document.createElement('div');o.canUse = function(p) {var e = _canUse.style,up = p.charAt(0).toUpperCase() + p.slice(1);return (p in e|| ('Moz' + up) in e|| ('Webkit' + up) in e|| ('O' + up) in e|| ('ms' + up) in e);};return o;}()),trigger = function(t) {if (client.browser == 'ie') {var e = document.createEvent('Event');e.initEvent(t, false, true);dispatchEvent(e);} else dispatchEvent(new Event(t));},cssRules = function(selectorText) {var ss = document.styleSheets,a = [],f = function(s) <text:soft-page-break/>{var r = s.cssRules,i;for (i=0; i &lt; r.length; i++) {if (r[i] instanceof CSSMediaRule &amp;&amp; matchMedia(r[i].conditionText).matches)(f)(r[i]); else if (r[i] instanceof CSSStyleRule &amp;&amp; r[i].selectorText == selectorText)a.push(r[i]);}},x, i;for (i=0; i &lt; ss.length;</text:p>
      <text:p text:style-name="Standard"><text:s/>i++)f(ss[i]);return a;},thisHash = function() {var h = location.hash ? location.hash.substring(1) : null,a;if (!h)return null;if (h.match(/\?/)) {a = h.split('?');h = a[0];history.replaceState(undefined, undefined, '#' + h);window.location.search = a[1];}if (h.length &gt; 0&amp;&amp; !h.match(/^[a-zA-Z]/))h = 'x' + h;if (typeof h == 'string')h = h.toLowerCase();return h;},scrollToElement = function(e, style, duration) {var y, cy, dy,start, easing, offset, f;if (!e)y = 0; else {offset = (e.dataset.scrollOffset ? parseInt(e.dataset.scrollOffset) : 0) * parseFloat(getComputedStyle(document.documentElement).fontSize);switch (e.dataset.scrollBehavior ? e.dataset.scrollBehavior : 'default') {case 'default':default:y = e.offsetTop + offset;break;case 'center':if (e.offsetHeight &lt; window.innerHeight)y = e.offsetTop - ((window.innerHeight - e.offsetHeight) / 2) + offset; else y = e.offsetTop - offset;break;case 'previous':if (e.previousElementSibling)y = e.previousElementSibling.offsetTop + e.previousElementSibling.offsetHeight + offset; else y = e.offsetTop + offset;break;}}if (!style)style = 'smooth';if (!duration)duration = 750;if (style == 'instant') {window.scrollTo(0, y);return;}start = Date.now();cy = window.scrollY;dy = y - cy;switch (style) {case 'linear':easing = function (t) { return t };break;case 'smooth':easing = function (t) { return t&lt;.5 ? 4*t*t*t : (t-1)*(2*t-2)*(2*t-2)+1 };break;}f = function() {var t = Date.now() - start;if (t &gt;= duration)window.scroll(0, y); else {window.scroll(0, cy + (dy * easing(t / duration)));requestAnimationFrame(f);}};f();},scrollToTop = function() {scrollToElement(null);},loadElements = function(parent) {var a, e, x, i;a = parent.querySelectorAll('iframe[data-src]:not([data-src=""])');for (i=0; i &lt; a.length; i++) {a[i].src = a[i].dataset.src;a[i].dataset.src = "";}a = parent.querySelectorAll('video[autoplay]');for (i=0; i &lt; a.length; i++) {if (a[i].paused)a[i].play();}e = parent.querySelector('[data-autofocus="1"]');x = e ? e.tagName : null;switch (x) {case 'FORM':e = e.querySelector('.field input, .field select, .field textarea');if (e)e.focus();break;default:break;}},unloadElements = function(parent) {var a, e, x, i;a = parent.querySelectorAll('iframe[data-src=""]');for (i=0; i &lt; a.length; i++) {if (a[i].dataset.srcUnload === '0')continue;a[i].dataset.src = a[i].src;a[i].src = '';}a = parent.querySelectorAll('video');for (i=0; i &lt; a.length; i++) {if (!a[i].paused)a[i].pause();}e = $(':focus');if (e)e.blur();};window._scrollToTop = scrollToTop;var thisURL = function() {return window.location.href.replace(window.location.search, '').replace(/#$/, '');};var getVar = function(name) {var a = window.location.search.substring(1).split('&amp;'),b, k;for (k in a) {b = a[k].split('=');if (b[0] == name)return b[1];}return null;};var errors = {handle: function(handler) {window.onerror = function(message, url, line, column, error) {(handler)(error.message);return true;};},unhandle: function() {window.onerror = null;}};on('load', function() {setTimeout(function() {$body.className = $body.className.replace(/\bis-loading\b/, 'is-playing');setTimeout(function() {$body.className = $body.className.replace(/\bis-playing\b/, 'is-ready');}, 3250);}, 100);});(function() {var initialSection, initialScrollPoint, initialId,header, footer, name, hideHeader, hideFooter, disableAutoScroll,h, e, ee, k,locked = false,doNext = function() {var section;section = $('#main &gt; .inner &gt; section.active').nextElementSibling;if (!section || section.tagName != 'SECTION')return;location.href = '#' + section.id.replace(/-section$/, '');},doPrevious = function() {var section;section = $('#main &gt; .inner &gt; section.active').previousElementSibling;if (!section || section.tagName != 'SECTION')return;location.href = '#' + (section.matches(':first-child') ? '' : section.id.replace(/-section$/, ''));},doFirst = function() {var section;section = $('#main &gt; .inner &gt; section:first-of-type');if (!section || section.tagName != 'SECTION')return;location.href = '#' + section.id.replace(/-section$/, '');},doLast = function() {var section;section = $('#main &gt; .inner &gt; section:last-of-type');if (!section || section.tagName != 'SECTION')return;location.href = '#' + section.id.replace(/-section$/, '');},sections = {};window._next = doNext;window._previous = doPrevious;window._first = doFirst;window._last = doLast;window._scrollToTop = function() {var section, id;scrollToElement(null);if (!!(section = $('section.active'))) {id = section.id.replace(/-section$/, '');if (id == 'home')id = '';history.pushState(null, null, '#' + id);}};if ('scrollRestoration' in <text:soft-page-break/>history)history.scrollRestoration = 'manual';header = $('#header');footer = $('#footer');h = thisHash();if (h&amp;&amp; !h.match(/^[a-zA-Z0-9\-]+$/))h = null;if (e = $('[data-scroll-id="' + h + '"]')) {initialScrollPoint = e;initialSection = initialScrollPoint.parentElement;initialId = initialSection.id;} else if (e = $('#' + (h ? h : 'home') + '-section')) {initialScrollPoint = null;initialSection = e;initialId = initialSection.id;}if (!initialSection) {initialScrollPoint = null;initialSection = $('#' + 'home' + '-section');initialId = initialSection.id;history.replaceState(undefined, undefined, '#');}name = (h ? h : 'home');hideHeader = name ? ((name in sections) &amp;&amp; ('hideHeader' in sections[name]) &amp;&amp; sections[name].hideHeader) : false;hideFooter = name ? ((name in sections) &amp;&amp; ('hideFooter' in sections[name]) &amp;&amp; sections[name].hideFooter) : false;disableAutoScroll = name ? ((name in sections) &amp;&amp; ('disableAutoScroll' in sections[name]) &amp;&amp; sections[name].disableAutoScroll) : false;if (header &amp;&amp; hideHeader) {header.classList.add('hidden');header.style.display = 'none';}if (footer &amp;&amp; hideFooter) {footer.classList.add('hidden');footer.style.display = 'none';}ee = $$('#main &gt; .inner &gt; section:not([id="' + initialId + '"])');for (k = 0; k &lt; ee.length; k++) {ee[k].className = 'inactive';ee[k].style.display = 'none';}initialSection.classList.add('active');loadElements(initialSection);if (header)loadElements(header);if (footer)loadElements(footer);if (!disableAutoScroll)scrollToElement(null, 'instant');on('load', function() {if (initialScrollPoint)scrollToElement(initialScrollPoint, 'instant');});on('hashchange', function(event) {var section, scrollPoint, id, sectionHeight, currentSection, currentSectionHeight,name, hideHeader, hideFooter, disableAutoScroll,h, e, ee, k;if (locked)return false;h = thisHash();if (h&amp;&amp; !h.match(/^[a-zA-Z0-9\-]+$/))return false;if (e = $('[data-scroll-id="' + h + '"]')) {scrollPoint = e;section = scrollPoint.parentElement;id = section.id;} else if (e = $('#' + (h ? h : 'home') + '-section')) {scrollPoint = null;section = e;id = section.id;} else {scrollPoint = null;section = $('#' + 'home' + '-section');id = section.id;history.replaceState(undefined, undefined, '#');}if (!section)return false;if (!section.classList.contains('inactive')) {name = (section ? section.id.replace(/-section$/, '') : null);disableAutoScroll = name ? ((name in sections) &amp;&amp; ('disableAutoScroll' in sections[name]) &amp;&amp; sections[name].disableAutoScroll) : false;if (scrollPoint)scrollToElement(scrollPoint); else if (!disableAutoScroll)scrollToElement(null);return false;} else {locked = true;if (location.hash == '#home')history.replaceState(null, null, '#');name = (section ? section.id.replace(/-section$/, '') : null);hideHeader = name ? ((name in sections) &amp;&amp; ('hideHeader' in sections[name]) &amp;&amp; sections[name].hideHeader) : false;hideFooter = name ? ((name in sections) &amp;&amp; ('hideFooter' in sections[name]) &amp;&amp; sections[name].hideFooter) : false;disableAutoScroll = name ? ((name in sections) &amp;&amp; ('disableAutoScroll' in sections[name]) &amp;&amp; sections[name].disableAutoScroll) : false;if (header &amp;&amp; hideHeader) {header.classList.add('hidden');setTimeout(function() {header.style.display = 'none';}, 187.5);}if (footer &amp;&amp; hideFooter) {footer.classList.add('hidden');setTimeout(function() {footer.style.display = 'none';}, 187.5);}currentSection = $('#main &gt; .inner &gt; section:not(.inactive)');if (currentSection) {currentSectionHeight = currentSection.offsetHeight;currentSection.classList.add('inactive');unloadElements(currentSection);setTimeout(function() {currentSection.style.display = 'none';currentSection.classList.remove('active');}, 187.5);}setTimeout(function() {if (header &amp;&amp; !hideHeader) {header.style.display = '';setTimeout(function() {header.classList.remove('hidden');}, 0);}if (footer &amp;&amp; !hideFooter) {footer.style.display = '';setTimeout(function() {footer.classList.remove('hidden');}, 0);}section.style.display = '';trigger('resize');if (!disableAutoScroll)scrollToElement(null, 'instant');sectionHeight = section.offsetHeight;if (sectionHeight &gt; currentSectionHeight) {section.style.maxHeight = currentSectionHeight + 'px';section.style.minHeight = '0';} else {section.style.maxHeight = '';section.style.minHeight = currentSectionHeight + 'px';}setTimeout(function() {section.classList.remove('inactive');section.classList.add('active');section.style.minHeight = sectionHeight + 'px';section.style.maxHeight = sectionHeight + 'px';setTimeout(function() {section.style.transition = 'none';section.style.minHeight = '';section.style.maxHeight = '';loadElements(section);if (scrollPoint)scrollToElement(scrollPoint, 'instant');setTimeout(function() <text:soft-page-break/>{section.style.transition = '';locked = false;}, 75);}, 375);}, 75);}, 187.5);}return false;});on('click', function(event) {var t = event.target,tagName = t.tagName.toUpperCase(),scrollPoint;switch (tagName) {case 'IMG':case 'SVG':case 'USE':case 'U':case 'STRONG':case 'EM':case 'CODE':case 'S':case 'MARK':case 'SPAN':while ( !!(t = t.parentElement) )if (t.tagName == 'A')break;if (!t)return;break;default:break;}if (t.tagName == 'A'&amp;&amp; t.getAttribute('href').substr(0, 1) == '#') {if (!!(scrollPoint = $('[data-scroll-id="' + t.hash.substr(1) + '"][data-scroll-invisible="1"]'))) {event.preventDefault();scrollToElement(scrollPoint);}</text:p>
      <text:p text:style-name="P2"><text:s/>else if (t.hash == window.location.hash) {event.preventDefault();history.replaceState(undefined, undefined, '#');location.replace(t.hash);}}});})();var style, sheet, rule;style = document.createElement('style');style.appendChild(document.createTextNode(''));document.head.appendChild(style);sheet = style.sheet;if (client.mobile) {(function() {var f = function() {document.documentElement.style.setProperty('--viewport-height', window.innerHeight + 'px');document.documentElement.style.setProperty('--background-height', (window.innerHeight + 250) + 'px');};on('load', f);on('resize', f);on('orientationchange', function() {setTimeout(function() {(f)();}, 100);});})();}if (client.os == 'android') {(function() {sheet.insertRule('body::after { }', 0);rule = sheet.cssRules[0];var f = function() {rule.style.cssText = 'height: ' + (Math.max(screen.width, screen.height)) + 'px';};on('load', f);on('orientationchange', f);on('touchmove', f);})();$body.classList.add('is-touch');} else if (client.os == 'ios') {if (client.osVersion &lt;= 11)(function() {sheet.insertRule('body::after { }', 0);rule = sheet.cssRules[0];rule.style.cssText = '-webkit-transform: scale(1.0)';})();if (client.osVersion &lt;= 11)(function() {sheet.insertRule('body.ios-focus-fix::before { }', 0);rule = sheet.cssRules[0];rule.style.cssText = 'height: calc(100% + 60px)';on('focus', function(event) {$body.classList.add('ios-focus-fix');}, true);on('blur', function(event) {$body.classList.remove('ios-focus-fix');}, true);})();$body.classList.add('is-touch');} else if (client.browser == 'ie') {if (!('matches' in Element.prototype))Element.prototype.matches = (Element.prototype.msMatchesSelector || Element.prototype.webkitMatchesSelector);(function() {var a = cssRules('body::before'),r;if (a.length &gt; 0) {r = a[0];if (r.style.width.match('calc')) {r.style.opacity = 0.9999;setTimeout(function() {r.style.opacity = 1;}, 100);} else {document.styleSheets[0].addRule('body::before', 'content: none !important;');$body.style.backgroundImage = r.style.backgroundImage.replace('url("images/', 'url("assets/images/');$body.style.backgroundPosition = r.style.backgroundPosition;$body.style.backgroundRepeat = r.style.backgroundRepeat;$body.style.backgroundColor = r.style.backgroundColor;$body.style.backgroundAttachment = 'fixed';$body.style.backgroundSize = r.style.backgroundSize;}}})();(function() {var t, f;f = function() {var mh, h, s, xx, x, i;x = $('#wrapper');x.style.height = 'auto';if (x.scrollHeight &lt;= innerHeight)x.style.height = '100vh';xx = $$('.container.full');for (i=0; i &lt; xx.length; i++) {x = xx[i];s = getComputedStyle(x);x.style.minHeight = '';x.style.height = '';mh = s.minHeight;x.style.minHeight = 0;x.style.height = '';h = s.height;if (mh == 0)continue;x.style.height = (h &gt; mh ? 'auto' : mh);}};(f)();on('resize', function() {clearTimeout(t);t = setTimeout(f, 250);});on('load', f);})();} else if (client.browser == 'edge') {(function() {var xx = $$('.container &gt; .inner &gt; div:last-child'),x, y, i;for(i=0; i &lt; xx.length; i++) {x = xx[i];y = getComputedStyle(x.parentNode);if (y.display != 'flex'&amp;&amp; y.display != 'inline-flex')continue;x.style.marginLeft = '-1px';}})();}if (!client.canUse('object-fit')) {(function() {var xx = $$('.image[data-position]'),x, w, c, i, src;for (i=0; i &lt; xx.length; i++) {x = xx[i];c = x.firstElementChild;if (c.tagName != 'IMG') {w = c;c = c.firstElementChild;}if (c.parentNode.classList.contains('deferred')) {c.parentNode.classList.remove('deferred');src = c.getAttribute('data-src');c.removeAttribute('data-src');} else src = c.getAttribute('src');c.style['backgroundImage'] = 'url(\'' + src + '\')';c.style['backgroundSize'] = 'cover';c.style['backgroundPosition'] = x.dataset.position;c.style['backgroundRepeat'] = 'no-repeat';c.src = 'data:image/svg+xml;charset=utf8,' + escape('&lt;svg xmlns="http://www.w3.org/2000/svg" width="1" height="1" viewBox="0 0 1 1"&gt;&lt;/svg&gt;');if (x.classList.contains('full')&amp;&amp; (x.parentNode &amp;&amp; x.parentNode.classList.contains('full'))&amp;&amp; (x.parentNode.parentNode &amp;&amp; <text:soft-page-break/>x.parentNode.parentNode.parentNode &amp;&amp; x.parentNode.parentNode.parentNode.classList.contains('container'))&amp;&amp; x.parentNode.children.length == 1) {(function(x, w) {var p = x.parentNode.parentNode,f = function() {x.style['height'] = '0px';clearTimeout(t);t = setTimeout(function() {if (getComputedStyle(p).flexDirection == 'row') {if (w)w.style['height'] = '100%';x.style['height'] = (p.scrollHeight + 1) + 'px';} else {if (w)w.style['height'] = 'auto';x.style['height'] = 'auto';}}, 125);},t;on('resize', f);on('load', f);(f)();})(x, w);}}})();(function() {var xx = $$('.gallery img'),x, p, i, src;for (i=0;i &lt; xx.length; i++) {x = xx[i];p = x.parentNode;if (p.classList.contains('deferred')) {p.classList.remove('deferred');src = x.getAttribute('data-src');} else src = x.getAttribute('src');p.style['backgroundImage'] = 'url(\'' + src + '\')';p.style['backgroundSize'] = 'cover';p.style['backgroundPosition'] = 'center';p.style['backgroundRepeat'] = 'no-repeat';x.style['opacity'] = '0';}})();}var scrollEvents = {items: [],add: function(o) {this.items.push({element: o.element,triggerElement: (('triggerElement' in o &amp;&amp; o.triggerElement) ? o.triggerElement : o.element),enter: ('enter' in o ? o.enter : null),leave: ('leave' in o ? o.leave : null),mode: ('mode' in o ? o.mode : 1),offset: ('offset' in o ? o.offset : 0),state: false,});},handler: function() {var height, top, bottom, scrollPad;if (client.os == 'ios') {height = document.documentElement.clientHeight;top = document.body.scrollTop + window.scrollY;bottom = top + height;scrollPad = 125;} else {height = document.documentElement.clientHeight;top = document.documentElement.scrollTop;bottom = top + height;scrollPad = 0;}scrollEvents.items.forEach(function(item) {var bcr, elementTop, elementBottom, state, a, b;if (!item.enter&amp;&amp; !item.leave)return true;if (item.triggerElement.offsetParent === null)return true;bcr = item.triggerElement.getBoundingClientRect();elementTop = top + Math.floor(bcr.top);elementBottom = elementTop + bcr.height;switch (item.mode) {case 1:default:state = (bottom &gt; (elementTop - item.offset) &amp;&amp; top &lt; (elementBottom + item.offset));break;case 2:a = (top + (height * 0.5));state = (a &gt; (elementTop - item.offset) &amp;&amp; a &lt; (elementBottom + item.offset));break;case 3:a = top + (height * 0.25);if (a - (height * 0.375) &lt;= 0)a = 0;b = top + (height * 0.75);if (b + (height * 0.375) &gt;= document.body.scrollHeight - scrollPad)b = document.body.scrollHeight + scrollPad;state = (b &gt; (elementTop - item.offset) &amp;&amp; a &lt; (elementBottom + item.offset));break;}if (state != item.state) {item.state = state;if (item.state) {if (item.enter) {(item.enter).apply(item.element);if (!item.leave)item.enter = null;}} else {if (item.leave) {(item.leave).apply(item.element);if (!item.enter)item.leave = null;}}}});},init: function() {on('load', this.handler);on('resize', this.handler);on('scroll', this.handler);(this.handler)();}};scrollEvents.init();(function() {var items = $$('.deferred'),loadHandler, enterHandler;if (!('forEach' in NodeList.prototype))NodeList.prototype.forEach = Array.prototype.forEach;loadHandler = function() {var i = this,p = this.parentElement;if (i.dataset.src !== 'done')return;if (Date.now() - i._startLoad &lt; 375) {p.classList.remove('loading');p.style.backgroundImage = 'none';i.style.transition = '';i.style.opacity = 1;} else {p.classList.remove('loading');i.style.opacity = 1;setTimeout(function() {i.style.backgroundImage = 'none';i.style.transition = '';}, 375);}};enterHandler = function() {var i = this,p = this.parentElement,src;src = i.dataset.src;i.dataset.src = 'done';p.classList.add('loading');i._startLoad = Date.now();i.src = src;};items.forEach(function(p) {var i = p.firstElementChild;if (!p.classList.contains('enclosed')) {p.style.backgroundImage = 'url(' + i.src + ')';p.style.backgroundSize = '100% 100%';p.style.backgroundPosition = 'top left';p.style.backgroundRepeat = 'no-repeat';}i.style.opacity = 0;i.style.transition = 'opacity 0.375s ease-in-out';i.addEventListener('load', loadHandler);scrollEvents.add({element: i,enter: enterHandler,offset: 250});});})();})();&lt;/script&gt;</text:p>
      <text:p text:style-name="P2"/>
      <text:p text:style-name="P2">&lt;/body&gt;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22:54:00.202108714</meta:creation-date>
    <meta:editing-duration>P2DT21H29M23S</meta:editing-duration>
    <meta:editing-cycles>3</meta:editing-cycles>
    <meta:generator>LibreOffice/6.0.7.3$Linux_X86_64 LibreOffice_project/00m0$Build-3</meta:generator>
    <dc:date>2022-01-13T13:26:09.394002193</dc:date>
    <meta:document-statistic meta:table-count="0" meta:image-count="0" meta:object-count="0" meta:page-count="15" meta:paragraph-count="204" meta:word-count="4330" meta:character-count="47997" meta:non-whitespace-character-count="43876"/>
  </office:meta>
</office:document-meta>
</file>